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390in" fo:margin-bottom="0.0835in"/>
      <style:text-properties style:font-name="Times" fo:font-size="18.0pt"/>
    </style:style>
    <style:style style:name="P2" style:family="paragraph" style:parent-style-name="Standard">
      <style:paragraph-properties fo:margin-bottom="0.0972in" fo:line-height="120%"/>
      <style:text-properties style:font-name="Times" fo:font-size="18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Постановка задачи.</text:span></text:p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Перелёт можно представить как набор из одного или нескольких элементарных перемещений, называемых сегментами. </text:p>
      <text:p text:style-name="P2">Вам нужно сверстать и отрисовать страницу результатов поиска перелётов. На странице помимо карточек перелётов должен присутствовать блок с фильтрами и сортировками. Фильтрация и сортировка должна происходить без перезагрузки страницы.</text:p>
      <text:p text:style-name="P2">К заданию прилагается mock файлом со список перелётов, а так же общий вид макета страницы с перечнем фильтров и блоком сортировки.</text:p>
      <text:p text:style-name="P2">Обращаем внимание, что фильтры по пересадкам и авиакомпаниям должны строиться на основании данных mock файла. Дополнительно, по возможности, предусмотрите фасетную фильтрацию с динамическим состоянием фильтров (к примеру при выбранном фильтре «без пересадок» фильтры авиакомпаний, для которых таких перелетов нет, становятся неактивными).</text:p>
      <text:p text:style-name="P2">Вы можете использовать любой фреймворк на ваше усмотрение или чистый JS. </text:p>
      <text:p text:style-name="P2">Мы не накладываем ограничений на поддержку браузе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